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8-06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5-22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1-23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10-22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7-26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4-04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1-11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10-11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8-02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4-07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1-04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10-06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8-02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5-04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2-09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09089234601</text:p>
          </table:table-cell>
          <table:table-cell office:value-type="string" calcext:value-type="string">
            <text:p>DN-07/09E/23-6212</text:p>
          </table:table-cell>
          <table:table-cell office:value-type="string" calcext:value-type="string">
            <text:p>2021-10-22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2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830" meta:object-count="0"/>
    <meta:user-defined meta:name="AppVersion">3.0</meta:user-defined>
  </office:meta>
</office:document-meta>
</file>